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f segoe-ui normal" svg:font-family="'wf segoe-ui normal', 'Segoe UI', 'Segoe WP'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12121" style:font-name="wf segoe-ui normal" fo:font-size="9.75pt" fo:letter-spacing="normal" fo:font-style="normal" fo:font-weight="normal" officeooo:paragraph-rsid="00128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r project members are<text:line-break/>Xuan Ming Su<text:line-break/>Alan Bridgeman<text:line-break/>Karl Friesen</text:p>
      <text:p text:style-name="P1"/>
      <text:p text:style-name="P1">We are working on improvements to the RP-tree algorithm for finding rare patterns and anomalies in a data set. Our analysis will include comparing its performance, memory use, and other metrics against other algorithms for this task such as Apriori Inverse using synthetic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f segoe-ui normal" svg:font-family="'wf segoe-ui normal', 'Segoe UI', 'Segoe WP', 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</meta:initial-creator>
    <meta:creation-date>2015-11-30T11:42:11.478263583</meta:creation-date>
    <meta:generator>LibreOffice/4.4.6.3$Linux_X86_64 LibreOffice_project/40m0$Build-3</meta:generator>
    <dc:date>2015-11-30T12:33:42.940246822</dc:date>
    <dc:creator>karl </dc:creator>
    <meta:editing-duration>PT51M31S</meta:editing-duration>
    <meta:editing-cycles>1</meta:editing-cycles>
    <meta:document-statistic meta:table-count="0" meta:image-count="0" meta:object-count="0" meta:page-count="1" meta:paragraph-count="2" meta:word-count="55" meta:character-count="342" meta:non-whitespace-character-count="289"/>
  </office:meta>
</office:document-meta>
</file>